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chana1" svg:font-family="Rachana"/>
    <style:font-face style:name="Chilanka" svg:font-family="Chilanka" style:font-pitch="variable"/>
    <style:font-face style:name="Rachana" svg:font-family="Rach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Chilanka" officeooo:rsid="0008d400" officeooo:paragraph-rsid="001f7a0d" style:font-name-complex="Chilanka"/>
    </style:style>
    <style:style style:name="P2" style:family="paragraph" style:parent-style-name="Standard">
      <style:text-properties style:font-name="Chilanka" officeooo:rsid="000b764f" officeooo:paragraph-rsid="001f7a0d" style:font-name-complex="Chilanka"/>
    </style:style>
    <style:style style:name="P3" style:family="paragraph" style:parent-style-name="Standard">
      <style:paragraph-properties fo:line-height="150%" fo:text-align="justify" style:justify-single-word="false"/>
      <style:text-properties style:font-name="Chilanka" fo:font-size="12pt" officeooo:rsid="0008d400" officeooo:paragraph-rsid="001f7a0d" style:font-size-asian="12pt" style:font-name-complex="Chilanka" style:font-size-complex="12pt"/>
    </style:style>
    <style:style style:name="P4" style:family="paragraph" style:parent-style-name="Standard">
      <style:text-properties style:font-name="Chilanka" fo:font-size="12pt" officeooo:rsid="0008d400" officeooo:paragraph-rsid="001f7a0d" style:font-size-asian="12pt" style:font-name-complex="Chilanka" style:font-size-complex="12pt"/>
    </style:style>
    <style:style style:name="P5" style:family="paragraph" style:parent-style-name="Standard">
      <style:text-properties fo:color="#000000" style:font-name="Chilanka" fo:font-style="normal" style:text-underline-style="none" fo:font-weight="bold" officeooo:rsid="000b764f" officeooo:paragraph-rsid="001f7a0d" style:font-style-asian="normal" style:font-weight-asian="bold" style:font-name-complex="Chilanka" style:font-style-complex="normal" style:font-weight-complex="bold"/>
    </style:style>
    <style:style style:name="P6" style:family="paragraph" style:parent-style-name="Standard">
      <style:text-properties fo:color="#000000" style:font-name="Chilanka" fo:font-style="normal" style:text-underline-style="none" fo:font-weight="bold" officeooo:rsid="001127af" officeooo:paragraph-rsid="001f7a0d" style:font-style-asian="normal" style:font-weight-asian="bold" style:font-name-complex="Chilanka" style:font-style-complex="normal" style:font-weight-complex="bold"/>
    </style:style>
    <style:style style:name="P7" style:family="paragraph" style:parent-style-name="Standard">
      <style:text-properties fo:color="#000000" fo:font-style="normal" style:text-underline-style="none" fo:font-weight="bold" officeooo:rsid="000a77fc" officeooo:paragraph-rsid="001f7a0d" style:font-style-asian="normal" style:font-weight-asian="bold" style:font-style-complex="normal" style:font-weight-complex="bold"/>
    </style:style>
    <style:style style:name="P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tyle="italic" fo:font-weight="bold" officeooo:rsid="0008d400" officeooo:paragraph-rsid="001f7a0d" style:font-style-asian="italic" style:font-weight-asian="bold" style:font-name-complex="Chilanka" style:font-style-complex="italic" style:font-weight-complex="bold"/>
    </style:style>
    <style:style style:name="T1" style:family="text">
      <style:text-properties officeooo:rsid="001127af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127af" style:font-style-asian="normal" style:font-weight-asian="normal" style:font-style-complex="normal" style:font-weight-complex="normal"/>
    </style:style>
    <style:style style:name="T4" style:family="text">
      <style:text-properties style:font-name="Rachana" style:font-name-complex="Rachana"/>
    </style:style>
    <style:style style:name="T5" style:family="text">
      <style:text-properties officeooo:rsid="000b76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7">To ഹുസ്നുല്‍ മുനവ്വിര്‍ കെപാണ്ടിക്കാട്676521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7">To മുഹമ്മദ് റാഷിഖ് ഇകൂമണ്ണ വലിയ പറമ്പ്673633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7">To മുഹമ്മ്ദ് സുഹെെല്‍ പി കെപെരുമണ്ണ673019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7">To മുഹമ്മദ് ഫര്‍ഷിദ് കെകമണ്ണ വലിയ പറമ്പ്673633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7">To അന്‍സാര്‍ <text:s/>അന്‍വര്‍ ടികൊടി‍ഞ്ഞി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7">To ദാനിഷ് സി കെരാമനാട്ടുകര673633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7">To മുഹമ്മദ് ഷാമില്‍ ഇ പിപാറക്കടവ്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7">To മുനവ്വര്‍ അലി പിപടിക്കല്‍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7">To മുഹമ്മദ് സവാദ് എംമൊറയൂര്‍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7">To മുഹമ്മദ് റഷാദ് വി ആലിപ്പറമ്പ്673638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7">To മുഹമ്മ്ദ് നാഫിഹ് പി വിവേങര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7">To മുഹമ്മദ് ഷഹബാസ് അലി എം എംമായനാട്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7">To മുഹമ്മദ് ഫഹീം പിവെെദ്യരങ്ങാടി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7">To മുഹമ്മദ് ഹസന്‍ കെ പിപുല്ലിപ്പറമ്പ്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7">To മുഹമ്മദ് സ്വാലിഹ് പിപരതക്കാട്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7">To മുഹമ്മദ് ഷാഹില്‍ സി ടികൊണ്ടോട്ടി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7">To മുഹമ്മദ് ഷിബിന്‍ എം കെവെസ്റ്റ് ചാലിപ്പറമ്പ്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7">To മുഹമ്മ്ദ് ഹാദി പികുുറുന്തല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7">To മുഹമ്മദ് അഷ്മല്‍ എകരിപ്പൂര്‍673638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7">To അഹമ്മദ് അഫ് ലഹ് <text:s/>കെവെസ്റ്റ് ചാലിപ്പറമ്പ്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7">To മുഹമ്മ്ദ് സിനാന്‍ വി കെകോട്ടക്കടവ്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7">To ഹുസ്നി മുബാറക് കെ എംപെരിങ്ങാവ്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7">To മുഹമ്മദ് അമീന്‍ കെകുമ്മിണിപറമ്പ്673638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7">To മുഹമ്മദ് ഷബീബ് എന്‍ ടിചേലുപാടം673634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7">To മുഹമ്മദ് ഫവാസ് വി സികാരാട്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7">To SHA56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7">To 5V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7">To HJU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8"><text:span text:style-name="T1">മാഹിരിയ്യ ഫെസ്റ്റ്</text:span> 20<text:span text:style-name="T1">24</text:span></text:p>
      <text:p text:style-name="P1"/>
      <text:p text:style-name="P4">പ്രിയ<text:span text:style-name="T1">രക്ഷിതാവേ.......</text:span></text:p>
      <text:p text:style-name="P4"/>
      <text:p text:style-name="P3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3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1"/>
      <text:p text:style-name="P2">‌‌</text:p>
      <text:p text:style-name="P2"/>
      <text:p text:style-name="P2"><text:tab/><text:tab/><text:tab/><text:tab/><text:tab/>വിശ്വസ്തതയോടെ</text:p>
      <text:p text:style-name="P5"/>
      <text:p text:style-name="P5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6">സെക്രട്ടറി <text:s text:c="102"/><text:span text:style-name="T5">ഹെഡ്‌മാസ്റ്റ</text:span>ര്‍ <text:s text:c="97"/></text:p>
      <text:p text:style-name="P7">To 8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chana1" svg:font-family="Rachana"/>
    <style:font-face style:name="Chilanka" svg:font-family="Chilanka" style:font-pitch="variable"/>
    <style:font-face style:name="Rachana" svg:font-family="Rach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Rachana1" style:font-size-complex="12pt" style:language-complex="ml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Rachana1" style:font-size-complex="12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Rachana1" style:font-family-complex="Rachan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Rachana1" style:font-family-complex="Rachan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Rachana1" style:font-family-complex="Rachan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achana1" style:font-family-complex="Rachan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09T03:35:23.158470138</meta:creation-date>
    <meta:editing-cycles>1</meta:editing-cycles>
    <meta:editing-duration>PT10S</meta:editing-duration>
    <dc:date>2024-08-09T03:42:01.706169849</dc:date>
    <meta:document-statistic meta:table-count="0" meta:image-count="0" meta:object-count="0" meta:page-count="389" meta:paragraph-count="1589" meta:word-count="13209" meta:character-count="121475" meta:non-whitespace-character-count="52344"/>
    <meta:generator>LibreOffice/6.1.5.2$Linux_X86_64 LibreOffice_project/90f8dcf33c87b3705e78202e3df5142b201bd805</meta:generator>
  </office:meta>
</office:document-meta>
</file>